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233716e"/>
    </style:style>
    <style:style style:name="P2" style:family="paragraph" style:parent-style-name="Text_20_body">
      <style:text-properties fo:font-weight="bold" officeooo:paragraph-rsid="0248e2ff" style:font-weight-asian="bold" style:font-weight-complex="bold"/>
    </style:style>
    <style:style style:name="P3" style:family="paragraph" style:parent-style-name="Text_20_body">
      <style:text-properties fo:font-weight="bold" officeooo:rsid="025f481d" officeooo:paragraph-rsid="025ff228" style:font-weight-asian="bold" style:font-weight-complex="bold"/>
    </style:style>
    <style:style style:name="P4" style:family="paragraph" style:parent-style-name="Text_20_body">
      <style:text-properties officeooo:paragraph-rsid="02529cb2"/>
    </style:style>
    <style:style style:name="P5" style:family="paragraph" style:parent-style-name="Text_20_body">
      <style:text-properties officeooo:paragraph-rsid="0256fb92"/>
    </style:style>
    <style:style style:name="P6" style:family="paragraph" style:parent-style-name="Text_20_body">
      <style:text-properties officeooo:paragraph-rsid="0254eeed"/>
    </style:style>
    <style:style style:name="P7" style:family="paragraph" style:parent-style-name="Text_20_body">
      <style:text-properties fo:font-weight="normal" officeooo:paragraph-rsid="025e3fcf" style:font-weight-asian="normal" style:font-weight-complex="normal"/>
    </style:style>
    <style:style style:name="P8" style:family="paragraph" style:parent-style-name="Text_20_body">
      <style:text-properties fo:font-weight="normal" officeooo:rsid="025fc9eb" officeooo:paragraph-rsid="0256fb92" style:font-weight-asian="normal" style:font-weight-complex="normal"/>
    </style:style>
    <style:style style:name="P9" style:family="paragraph" style:parent-style-name="Text_20_body">
      <style:text-properties officeooo:paragraph-rsid="025e3fcf"/>
    </style:style>
    <style:style style:name="P10" style:family="paragraph" style:parent-style-name="Text_20_body">
      <style:text-properties officeooo:paragraph-rsid="025137ca"/>
    </style:style>
    <style:style style:name="P11" style:family="paragraph" style:parent-style-name="Text_20_body">
      <style:text-properties fo:font-weight="bold" officeooo:rsid="02624c76" officeooo:paragraph-rsid="02624c76" style:font-weight-asian="bold" style:font-weight-complex="bold"/>
    </style:style>
    <style:style style:name="P12" style:family="paragraph" style:parent-style-name="Text_20_body">
      <style:text-properties officeooo:paragraph-rsid="0262fd8b"/>
    </style:style>
    <style:style style:name="T1" style:family="text">
      <style:text-properties fo:font-weight="bold" officeooo:rsid="0029c951" style:font-weight-asian="bold" style:font-weight-complex="bold"/>
    </style:style>
    <style:style style:name="T2" style:family="text">
      <style:text-properties fo:font-weight="bold" officeooo:rsid="0147670a" style:font-weight-asian="bold" style:font-weight-complex="bold"/>
    </style:style>
    <style:style style:name="T3" style:family="text">
      <style:text-properties fo:font-weight="bold" officeooo:rsid="021521a3" style:font-weight-asian="bold" style:font-weight-complex="bold"/>
    </style:style>
    <style:style style:name="T4" style:family="text">
      <style:text-properties fo:font-weight="bold" officeooo:rsid="0215dff0" style:font-weight-asian="bold" style:font-weight-complex="bold"/>
    </style:style>
    <style:style style:name="T5" style:family="text">
      <style:text-properties fo:font-weight="bold" officeooo:rsid="02266356" style:font-weight-asian="bold" style:font-weight-complex="bold"/>
    </style:style>
    <style:style style:name="T6" style:family="text">
      <style:text-properties fo:font-weight="bold" officeooo:rsid="0228abd6" style:font-weight-asian="bold" style:font-weight-complex="bold"/>
    </style:style>
    <style:style style:name="T7" style:family="text">
      <style:text-properties fo:font-weight="bold" officeooo:rsid="0245af71" style:font-weight-asian="bold" style:font-weight-complex="bold"/>
    </style:style>
    <style:style style:name="T8" style:family="text">
      <style:text-properties fo:font-weight="bold" officeooo:rsid="024913d4" style:font-weight-asian="bold" style:font-weight-complex="bold"/>
    </style:style>
    <style:style style:name="T9" style:family="text">
      <style:text-properties fo:font-weight="bold" officeooo:rsid="024f1603" style:font-weight-asian="bold" style:font-weight-complex="bold"/>
    </style:style>
    <style:style style:name="T10" style:family="text">
      <style:text-properties fo:font-weight="bold" officeooo:rsid="02529cb2" style:font-weight-asian="bold" style:font-weight-complex="bold"/>
    </style:style>
    <style:style style:name="T11" style:family="text">
      <style:text-properties fo:font-weight="bold" officeooo:rsid="025d602c" style:font-weight-asian="bold" style:font-weight-complex="bold"/>
    </style:style>
    <style:style style:name="T12" style:family="text">
      <style:text-properties fo:font-weight="bold" officeooo:rsid="02619252" style:font-weight-asian="bold" style:font-weight-complex="bold"/>
    </style:style>
    <style:style style:name="T13" style:family="text">
      <style:text-properties fo:font-weight="bold" officeooo:rsid="02624c76" style:font-weight-asian="bold" style:font-weight-complex="bold"/>
    </style:style>
    <style:style style:name="T14" style:family="text">
      <style:text-properties fo:font-weight="bold" officeooo:rsid="0262fd8b"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215c429" style:font-weight-asian="normal" style:font-weight-complex="normal"/>
    </style:style>
    <style:style style:name="T17" style:family="text">
      <style:text-properties fo:font-weight="normal" officeooo:rsid="022b58ca" style:font-weight-asian="normal" style:font-weight-complex="normal"/>
    </style:style>
    <style:style style:name="T18" style:family="text">
      <style:text-properties fo:font-weight="normal" officeooo:rsid="0234f99f" style:font-weight-asian="normal" style:font-weight-complex="normal"/>
    </style:style>
    <style:style style:name="T19" style:family="text">
      <style:text-properties fo:font-weight="normal" officeooo:rsid="02266356" style:font-weight-asian="normal" style:font-weight-complex="normal"/>
    </style:style>
    <style:style style:name="T20" style:family="text">
      <style:text-properties fo:font-weight="normal" officeooo:rsid="024f1603" style:font-weight-asian="normal" style:font-weight-complex="normal"/>
    </style:style>
    <style:style style:name="T21" style:family="text">
      <style:text-properties fo:font-weight="normal" officeooo:rsid="025a7386" style:font-weight-asian="normal" style:font-weight-complex="normal"/>
    </style:style>
    <style:style style:name="T22" style:family="text">
      <style:text-properties fo:font-weight="normal" officeooo:rsid="00e51007" style:font-weight-asian="normal" style:font-weight-complex="normal"/>
    </style:style>
    <style:style style:name="T23" style:family="text">
      <style:text-properties fo:font-weight="normal" officeooo:rsid="021521a3" style:font-weight-asian="normal" style:font-weight-complex="normal"/>
    </style:style>
    <style:style style:name="T24" style:family="text">
      <style:text-properties fo:font-weight="normal" officeooo:rsid="025bb231" style:font-weight-asian="normal" style:font-weight-complex="normal"/>
    </style:style>
    <style:style style:name="T25" style:family="text">
      <style:text-properties fo:font-weight="normal" officeooo:rsid="025bba31" style:font-weight-asian="normal" style:font-weight-complex="normal"/>
    </style:style>
    <style:style style:name="T26" style:family="text">
      <style:text-properties fo:font-weight="normal" officeooo:rsid="025fc9eb" style:font-weight-asian="normal" style:font-weight-complex="normal"/>
    </style:style>
    <style:style style:name="T27" style:family="text">
      <style:text-properties fo:font-weight="normal" officeooo:rsid="025ff228" style:font-weight-asian="normal" style:font-weight-complex="normal"/>
    </style:style>
    <style:style style:name="T28" style:family="text">
      <style:text-properties fo:font-weight="normal" officeooo:rsid="02575b33" style:font-weight-asian="normal" style:font-weight-complex="normal"/>
    </style:style>
    <style:style style:name="T29" style:family="text">
      <style:text-properties fo:font-weight="normal" officeooo:rsid="02619252" style:font-weight-asian="normal" style:font-weight-complex="normal"/>
    </style:style>
    <style:style style:name="T30" style:family="text">
      <style:text-properties fo:font-weight="normal" officeooo:rsid="0262fd8b" style:font-weight-asian="normal" style:font-weight-complex="normal"/>
    </style:style>
    <style:style style:name="T31" style:family="text">
      <style:text-properties officeooo:rsid="00e51007"/>
    </style:style>
    <style:style style:name="T32" style:family="text">
      <style:text-properties style:text-position="super 58%" fo:font-weight="normal" officeooo:rsid="024f1603" style:font-weight-asian="normal" style:font-weight-complex="normal"/>
    </style:style>
    <style:style style:name="T33" style:family="text">
      <style:text-properties officeooo:rsid="024e19a8"/>
    </style:style>
    <style:style style:name="T34" style:family="text">
      <style:text-properties officeooo:rsid="025137ca"/>
    </style:style>
    <style:style style:name="T35" style:family="text">
      <style:text-properties officeooo:rsid="02266356"/>
    </style:style>
    <style:style style:name="T36" style:family="text">
      <style:text-properties officeooo:rsid="025d602c"/>
    </style:style>
    <style:style style:name="T37" style:family="text">
      <style:text-properties officeooo:rsid="025e3fcf"/>
    </style:style>
    <style:style style:name="T38" style:family="text">
      <style:text-properties officeooo:rsid="0261925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CB IT Stuff recording <text:span text:style-name="T33">15 November 2017</text:span></text:p>
      <text:p text:style-name="P1"><text:span text:style-name="T1">[0]</text:span><text:span text:style-name="T31"> IT Stuff is installing updates, zero percent completed, do not turn off your radio. With me and my stinking cold here in the studio is Kriss and Shi. Out there in the world of new fatherhood is our pal Dick who is now an expert on hospital wifi. </text:span><text:span text:style-name="T21">IT Stuff is installing updates, zero percent completed, </text:span><text:span text:style-name="T22">do not turn off your radio. </text:span><text:span text:style-name="T21">In this month's Stuff Update w</text:span><text:span text:style-name="T24">e'</text:span><text:span text:style-name="T21">ll be mocking </text:span><text:span text:style-name="T24">the powerful and then plugging the empowerment of our local events</text:span><text:span text:style-name="T21">. </text:span><text:span text:style-name="T24">So that's the usual then. </text:span><text:span text:style-name="T21">Save you looking at the knowlege base innit. Do not turn off your radio. </text:span><text:span text:style-name="T24">E</text:span><text:span text:style-name="T21">ighteen percent completed.</text:span></text:p>
      <text:p text:style-name="P6"><text:span text:style-name="T4">[</text:span><text:span text:style-name="T6">2</text:span><text:span text:style-name="T5"> Min]</text:span><text:span text:style-name="T19"> </text:span><text:span text:style-name="T25">Celebrity guests! Here's Brexit supremo David Davis trying to say nanosecond. [NAYNO</text:span><text:span text:style-name="T27">SECOND</text:span><text:span text:style-name="T25">.WAV] and Louis Theroux doing someone's random Louis Theroux Programme Generator @louistherouxbot [HULLPORT</text:span><text:span text:style-name="T27">AL</text:span><text:span text:style-name="T25">.WAV] and Zuck [</text:span><text:span text:style-name="T27">ZUCKNOTHUMAN.WAV</text:span><text:span text:style-name="T25">]</text:span></text:p>
      <text:p text:style-name="P7"><text:span text:style-name="T35">While Zuck is struggling with that, Facebook managed to get a Palestinian bloke arrested by the Israeli police. He's a construction worker, he posted a selfie standing next to his bulldozer, saying </text:span>“yusbihuhum” <text:span text:style-name="T37">(Good Morning in Arabic). Unfortunately Facebook auto-translated it to Hebrew as “Attack Them”. Also Xmas Is Cancelled, artist Jackie Charley blocked for 'sexual' Robin Redbreast</text:span></text:p>
      <text:p text:style-name="P3">[6 Min] <text:span text:style-name="T15">From Facebook to </text:span><text:span text:style-name="T27">face recognition. </text:span><text:span text:style-name="T26">Apple's </text:span><text:span text:style-name="T27">new face recognition got busted two ways, first some hackers 3d printed a fake face, economy version: someone found he could unlock his brother’s phone. (Woman on plane unlocked husband’s phone!) China developing tech said to recognise any citizen’s face in 3 sec. Back to Apple’s </text:span><text:span text:style-name="T26">most evil thing this month: can't type 'i'. </text:span><text:span text:style-name="T27">Last on the evilness roundup, </text:span><text:span text:style-name="T15">Google, </text:span><text:span text:style-name="T26">new android 'permission' activity recognition - can't turn off! </text:span></text:p>
      <text:p text:style-name="P9"><text:span text:style-name="T11">[10 Min]</text:span><text:span text:style-name="T36"> Finance news! Bitcoin is now worth squillions! here's the funny thing, Mark Karpeles who is awaiting trial for embezzling </text:span>$387 million<text:span text:style-name="T36"> from MtGox is looking at a </text:span>$859 million<text:span text:style-name="T36"> profit after everybody's paid back at 2014 prices. Plague of stealth miners in your apps &amp; browser. Ethereum has had another bizzaro thing. Famous Dilbert cartoonist on Twitter plugging his own get rich quick coin thing, someone replied “sorry pal I get all my crypto finance tips from the Garfield guy”... blocked. Also on the Twitters, 280 chars! Britain’s emergency services celebrated... </text:span></text:p>
      <text:p text:style-name="P4"><text:span text:style-name="T5">[</text:span><text:span text:style-name="T8">1</text:span><text:span text:style-name="T12">4</text:span><text:span text:style-name="T8"> Min</text:span><text:span text:style-name="T5">]</text:span><text:span text:style-name="T19"> </text:span><text:span text:style-name="T21">IT Stuff is installing updates.</text:span><text:span text:style-name="T17"> </text:span><text:span text:style-name="T21">1</text:span><text:span text:style-name="T17">06.6 </text:span><text:span text:style-name="T21">percent completed. Do not turn off your radio.</text:span></text:p>
      <text:p text:style-name="P12"><text:span text:style-name="T28">[</text:span><text:span text:style-name="T29">WORLDOFSTUFF</text:span><text:span text:style-name="T28">.WAV] </text:span><text:span text:style-name="T19">Compuserve forums shutting down along with AOL Instant Messenger but https://neocities.org/ “Neocities is here to bring back the creativity and free expression to the world wide web that made it great” - free hosting (crowdfunded) and f</text:span><text:span text:style-name="T30">ree software tools, looks great!</text:span></text:p>
      <text:p text:style-name="P12"><text:span text:style-name="T2">[</text:span><text:span text:style-name="T10">1</text:span><text:span text:style-name="T13">8</text:span><text:span text:style-name="T3"> Min] </text:span><text:span text:style-name="T9">Local</text:span><text:span text:style-name="T3"> Events<text:line-break/></text:span><text:span text:style-name="T30">The games thing has been and gone, any matters arising?</text:span></text:p>
      <text:p text:style-name="P12"><text:span text:style-name="T16">Coder Dojo </text:span><text:span text:style-name="T20">3</text:span><text:span text:style-name="T32">rd</text:span><text:span text:style-name="T20"> Birthday! </text:span><text:span text:style-name="T16">Anyone from the age of seven to seventeen can visit our Dojo and learn how to code, build websites, apps, or games and explore technology in a laid-back, creative, fun and social environment. CoderDojo has just one rule: “Above All: Be Cool“<text:line-break/></text:span><text:span text:style-name="T18">https://bradford-coderdojo.github.io/</text:span><text:span text:style-name="T16"> </text:span><text:span text:style-name="T26">18 November</text:span><text:span text:style-name="T16"> 2017 at 09:30 - 12:00</text:span></text:p>
      <text:p text:style-name="P10"><text:span text:style-name="T34">Get Into Tech Leeds - </text:span>Work experience <text:span text:style-name="T34">Jan to April next year, closing date for applications is 17 November, search for Get Into Tech Leeds</text:span></text:p>
      <text:p text:style-name="P11">[23 Min]<text:span text:style-name="T15"> and finally security news, a US security research project sponsored by the Department of Homeland Security has announced the successful pwnage of an unpatched Boeing 757. Using only external radio comms they took 2 days to achieve complete pwnage of the flight controls.</text:span></text:p>
      <text:p text:style-name="P5"><text:span text:style-name="T2">[</text:span><text:span text:style-name="T3">2</text:span><text:span text:style-name="T7">5</text:span><text:span text:style-name="T3"> Min]</text:span><text:span text:style-name="T23"> </text:span><text:span text:style-name="T21">IT Stuff </text:span><text:span text:style-name="T24">needs to shutdown. Whether you like it or not. Please do not turn off your radio or else you'll miss </text:span><text:span text:style-name="T26">our closing music!</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11-15T14:31:21.494416620</dc:date>
    <meta:editing-duration>PT13H55M3S</meta:editing-duration>
    <meta:editing-cycles>109</meta:editing-cycles>
    <meta:generator>LibreOffice/5.4.2.2.0$Linux_X86_64 LibreOffice_project/40m0$Build-2</meta:generator>
    <meta:document-statistic meta:table-count="0" meta:image-count="0" meta:object-count="0" meta:page-count="1" meta:paragraph-count="13" meta:word-count="591" meta:character-count="3645" meta:non-whitespace-character-count="3065"/>
  </office:meta>
</office:document-meta>
</file>